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paragraph-properties fo:margin-top="0cm" fo:margin-bottom="0cm"/>
    </style:style>
    <style:style style:name="P22" style:family="paragraph" style:parent-style-name="Text_20_body" style:list-style-name="L1">
      <style:paragraph-properties fo:margin-top="0cm" fo:margin-bottom="0cm"/>
    </style:style>
    <style:style style:name="P23" style:family="paragraph" style:parent-style-name="Text_20_body" style:list-style-name="L2">
      <style:paragraph-properties fo:margin-top="0cm" fo:margin-bottom="0cm"/>
    </style:style>
    <style:style style:name="P24" style:family="paragraph" style:parent-style-name="Text_20_body" style:list-style-name="L3">
      <style:paragraph-properties fo:margin-top="0cm" fo:margin-bottom="0cm"/>
    </style:style>
    <style:style style:name="P25" style:family="paragraph" style:parent-style-name="Text_20_body" style:list-style-name="L4">
      <style:paragraph-properties fo:margin-top="0cm" fo:margin-bottom="0cm"/>
    </style:style>
    <style:style style:name="P26" style:family="paragraph" style:parent-style-name="Text_20_body" style:list-style-name="L5">
      <style:paragraph-properties fo:margin-top="0cm" fo:margin-bottom="0cm"/>
    </style:style>
    <style:style style:name="P27" style:family="paragraph" style:parent-style-name="Text_20_body" style:list-style-name="L6">
      <style:paragraph-properties fo:margin-top="0cm" fo:margin-bottom="0cm"/>
    </style:style>
    <style:style style:name="P28" style:family="paragraph" style:parent-style-name="Text_20_body" style:list-style-name="L7">
      <style:paragraph-properties fo:margin-top="0cm" fo:margin-bottom="0cm"/>
    </style:style>
    <style:style style:name="P29" style:family="paragraph" style:parent-style-name="Text_20_body" style:list-style-name="L8">
      <style:paragraph-properties fo:margin-top="0cm" fo:margin-bottom="0cm"/>
    </style:style>
    <style:style style:name="P30" style:family="paragraph" style:parent-style-name="Text_20_body" style:list-style-name="L9">
      <style:paragraph-properties fo:margin-top="0cm" fo:margin-bottom="0cm"/>
    </style:style>
    <style:style style:name="P31" style:family="paragraph" style:parent-style-name="Text_20_body" style:list-style-name="L10">
      <style:paragraph-properties fo:margin-top="0cm" fo:margin-bottom="0cm"/>
    </style:style>
    <style:style style:name="P32" style:family="paragraph" style:parent-style-name="Text_20_body" style:list-style-name="L11">
      <style:paragraph-properties fo:margin-top="0cm" fo:margin-bottom="0cm"/>
    </style:style>
    <style:style style:name="P33" style:family="paragraph" style:parent-style-name="Text_20_body" style:list-style-name="L12">
      <style:paragraph-properties fo:margin-top="0cm" fo:margin-bottom="0cm"/>
    </style:style>
    <style:style style:name="P34" style:family="paragraph" style:parent-style-name="Text_20_body" style:list-style-name="L13">
      <style:paragraph-properties fo:margin-top="0cm" fo:margin-bottom="0cm"/>
    </style:style>
    <style:style style:name="P35" style:family="paragraph" style:parent-style-name="Text_20_body" style:list-style-name="L14">
      <style:paragraph-properties fo:margin-top="0cm" fo:margin-bottom="0cm"/>
    </style:style>
    <style:style style:name="P36" style:family="paragraph" style:parent-style-name="Text_20_body" style:list-style-name="L15">
      <style:paragraph-properties fo:margin-top="0cm" fo:margin-bottom="0cm"/>
    </style:style>
    <style:style style:name="P37" style:family="paragraph" style:parent-style-name="Text_20_body" style:list-style-name="L16">
      <style:paragraph-properties fo:margin-top="0cm" fo:margin-bottom="0cm"/>
    </style:style>
    <style:style style:name="P38" style:family="paragraph" style:parent-style-name="Text_20_body" style:list-style-name="L17">
      <style:paragraph-properties fo:margin-top="0cm" fo:margin-bottom="0cm"/>
    </style:style>
    <style:style style:name="P39" style:family="paragraph" style:parent-style-name="Text_20_body" style:list-style-name="L18">
      <style:paragraph-properties fo:margin-top="0cm" fo:margin-bottom="0cm"/>
    </style:style>
    <style:style style:name="P40" style:family="paragraph" style:parent-style-name="Text_20_body" style:list-style-name="L19">
      <style:paragraph-properties fo:margin-top="0cm" fo:margin-bottom="0cm"/>
    </style:style>
    <style:style style:name="P41" style:family="paragraph" style:parent-style-name="Text_20_body" style:list-style-name="L20">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ellular Automata-Based Cryptanalysis: A Novel Non-Invasive Approach to Encryption Vulnerability Detection</text:h>
      <text:h text:style-name="Heading_20_2" text:outline-level="2">Abstract</text:h>
      <text:p text:style-name="Text_20_body">Contemporary cryptographic systems demand robust mechanisms for assessing encryption integrity without compromising data confidentiality. This research introduces Cellular Automata CryptAnalysis (CACA), an innovative methodology leveraging cellular automata (CA) principles to systematically evaluate encryption implementations' structural integrity and potential vulnerabilities. By applying sophisticated CA rules across diverse encryption schemes, we demonstrate a non-invasive technique capable of distinguishing encryption quality, detecting implementation flaws, and providing nuanced insights into cryptographic robustness without decryption.</text:p>
      <text:h text:style-name="Heading_20_2" text:outline-level="2">1. Introduction</text:h>
      <text:p text:style-name="Text_20_body">The escalating complexity of digital security landscapes necessitates advanced, ethically-constrained methodologies for cryptographic assessment. Traditional cryptanalysis often involves direct decryption attempts, which raise significant legal and ethical concerns. Our proposed approach, Cellular Automata CryptAnalysis (CACA), represents a paradigm shift by developing a non-invasive, statistically rigorous framework for encryption quality evaluation.</text:p>
      <text:p text:style-name="Text_20_body">Cellular automata, traditionally applied in signal processing and image denoising, offer unique computational properties that enable sophisticated pattern recognition. By adapting CA algorithms originally developed for biometric image noise reduction [1], we explore their potential in detecting subtle structural anomalies within encrypted data streams.</text:p>
      <text:h text:style-name="Heading_20_3" text:outline-level="3">1.1 Research Objectives</text:h>
      <text:p text:style-name="Text_20_body">The primary objectives of this research include:</text:p>
      <text:list xml:id="list5065425544869439933" text:style-name="L1">
        <text:list-item>
          <text:p text:style-name="P22">Developing a non-invasive methodology for encryption vulnerability assessment </text:p>
        </text:list-item>
        <text:list-item>
          <text:p text:style-name="P22">Demonstrating CA's effectiveness in distinguishing encryption algorithm quality </text:p>
        </text:list-item>
        <text:list-item>
          <text:p text:style-name="P22">Identifying potential structural weaknesses across diverse encryption implementations </text:p>
        </text:list-item>
        <text:list-item>
          <text:p text:style-name="P1">Providing a statistically grounded approach to cryptographic integrity evaluation </text:p>
        </text:list-item>
      </text:list>
      <text:h text:style-name="Heading_20_2" text:outline-level="2">2. Methodology</text:h>
      <text:h text:style-name="Heading_20_3" text:outline-level="3">2.1 Experimental Design</text:h>
      <text:p text:style-name="Text_20_body">Our experimental framework incorporated multiple encryption methods and CA processing techniques:</text:p>
      <text:h text:style-name="Heading_20_4" text:outline-level="4">Encryption Schemes</text:h>
      <text:list xml:id="list2104798196915860547" text:style-name="L2">
        <text:list-item>
          <text:p text:style-name="P23">Weak Encryption Methods </text:p>
          <text:list>
            <text:list-item>
              <text:p text:style-name="P23">Caesar Cipher </text:p>
            </text:list-item>
            <text:list-item>
              <text:p text:style-name="P23"><text:soft-page-break/>XOR Encryption </text:p>
            </text:list-item>
            <text:list-item>
              <text:p text:style-name="P23">Simple Substitution Ciphers </text:p>
            </text:list-item>
          </text:list>
        </text:list-item>
        <text:list-item>
          <text:p text:style-name="P23">Moderate Encryption </text:p>
          <text:list>
            <text:list-item>
              <text:p text:style-name="P23">DES </text:p>
            </text:list-item>
            <text:list-item>
              <text:p text:style-name="P23">Older Cryptographic Algorithms </text:p>
            </text:list-item>
          </text:list>
        </text:list-item>
        <text:list-item>
          <text:p text:style-name="P23">Advanced Encryption Standard (AES) </text:p>
          <text:list>
            <text:list-item>
              <text:p text:style-name="P23">ECB Mode </text:p>
            </text:list-item>
            <text:list-item>
              <text:p text:style-name="P23">CBC Mode </text:p>
            </text:list-item>
            <text:list-item>
              <text:p text:style-name="P2">CTR Mode </text:p>
            </text:list-item>
          </text:list>
        </text:list-item>
      </text:list>
      <text:h text:style-name="Heading_20_4" text:outline-level="4">Cellular Automata Rules</text:h>
      <text:p text:style-name="Text_20_body">We employed four primary CA rules with distinctive computational characteristics:</text:p>
      <text:list xml:id="list3881997042855962849" text:style-name="L3">
        <text:list-item>
          <text:p text:style-name="P24">Rule 30 </text:p>
        </text:list-item>
        <text:list-item>
          <text:p text:style-name="P24">Rule 82 </text:p>
        </text:list-item>
        <text:list-item>
          <text:p text:style-name="P24">Rule 110 </text:p>
        </text:list-item>
        <text:list-item>
          <text:p text:style-name="P3">Rule 150 </text:p>
        </text:list-item>
      </text:list>
      <text:p text:style-name="Text_20_body">Each rule was applied iteratively (1-10 iterations) to encrypted datasets, systematically analyzing emerging patterns and statistical distributions.</text:p>
      <text:h text:style-name="Heading_20_3" text:outline-level="3">2.2 Data Generation and Preprocessing</text:h>
      <text:h text:style-name="Heading_20_4" text:outline-level="4">Dataset Composition</text:h>
      <text:p text:style-name="Text_20_body">Our experimental dataset comprised:</text:p>
      <text:list xml:id="list7790886909136717504" text:style-name="L4">
        <text:list-item>
          <text:p text:style-name="P25">Synthetic data with known patterns </text:p>
        </text:list-item>
        <text:list-item>
          <text:p text:style-name="P25">Compressed image files </text:p>
        </text:list-item>
        <text:list-item>
          <text:p text:style-name="P25">Textual log data </text:p>
        </text:list-item>
        <text:list-item>
          <text:p text:style-name="P4">Biometric-like structured datasets </text:p>
        </text:list-item>
      </text:list>
      <text:p text:style-name="Text_20_body">Dataset characteristics included:</text:p>
      <text:list xml:id="list4014906462647230823" text:style-name="L5">
        <text:list-item>
          <text:p text:style-name="P26">Size variations: 1 KB to 5 GB </text:p>
        </text:list-item>
        <text:list-item>
          <text:p text:style-name="P26">Diverse entropy levels </text:p>
        </text:list-item>
        <text:list-item>
          <text:p text:style-name="P5">Multiple encryption implementations </text:p>
        </text:list-item>
      </text:list>
      <text:h text:style-name="Heading_20_3" text:outline-level="3">2.3 Analysis Techniques</text:h>
      <text:p text:style-name="Text_20_body">We implemented comprehensive analytical approaches:</text:p>
      <text:list xml:id="list6588712944722343121" text:style-name="L6">
        <text:list-item>
          <text:p text:style-name="P27">Correlation Plot Analysis </text:p>
        </text:list-item>
        <text:list-item>
          <text:p text:style-name="P27">Spatial Heatmap Visualization </text:p>
        </text:list-item>
        <text:list-item>
          <text:p text:style-name="P27">Byte-Level Frequency Histograms </text:p>
        </text:list-item>
        <text:list-item>
          <text:p text:style-name="P27">Entropy Calculation </text:p>
        </text:list-item>
        <text:list-item>
          <text:p text:style-name="P6">Statistical Correlation Assessment </text:p>
        </text:list-item>
      </text:list>
      <text:h text:style-name="Heading_20_2" text:outline-level="2"><text:soft-page-break/>3. Results and Discussion</text:h>
      <text:h text:style-name="Heading_20_3" text:outline-level="3">3.1 Comprehensive Encryption Vulnerability Analysis</text:h>
      <text:h text:style-name="Heading_20_4" text:outline-level="4">3.1.1 Differential Entropy and Pattern Emergence</text:h>
      <text:p text:style-name="Text_20_body">Our investigation revealed nuanced insights into encryption vulnerability through multidimensional cellular automata analysis. The experimental framework demonstrated remarkable sensitivity in detecting structural anomalies across diverse encryption methodologies.</text:p>
      <text:h text:style-name="Heading_20_5" text:outline-level="5">Weak Encryption Paradigms</text:h>
      <text:p text:style-name="Text_20_body">Caesar and XOR encryption exhibited pronounced structural vulnerabilities characterized by:</text:p>
      <text:list xml:id="list4862754107732200191" text:style-name="L7">
        <text:list-item>
          <text:p text:style-name="P28">Rapid pattern convergence during cellular automata iterations </text:p>
        </text:list-item>
        <text:list-item>
          <text:p text:style-name="P28">Highly predictable byte-level distribution transformations </text:p>
        </text:list-item>
        <text:list-item>
          <text:p text:style-name="P7">Significant entropy reduction with minimal computational iterations </text:p>
        </text:list-item>
      </text:list>
      <text:p text:style-name="Text_20_body">Detailed analysis of histogram representations (Images 1-5) demonstrated:</text:p>
      <text:list xml:id="list6907385677545982187" text:style-name="L8">
        <text:list-item>
          <text:p text:style-name="P29">Caesar Cipher (Rule 82 and 110 Iterations): </text:p>
          <text:list>
            <text:list-item>
              <text:p text:style-name="P29">Immediate pattern clustering in initial iterations </text:p>
            </text:list-item>
            <text:list-item>
              <text:p text:style-name="P29">Dramatic concentration of byte distributions </text:p>
            </text:list-item>
            <text:list-item>
              <text:p text:style-name="P29">Pronounced vertical stratification in histogram plots </text:p>
            </text:list-item>
            <text:list-item>
              <text:p text:style-name="P29">Rapid entropy convergence within 3-5 iterations </text:p>
            </text:list-item>
          </text:list>
        </text:list-item>
        <text:list-item>
          <text:p text:style-name="P29">XOR Encryption: </text:p>
          <text:list>
            <text:list-item>
              <text:p text:style-name="P29">Consistent pattern emergence across multiple CA rules </text:p>
            </text:list-item>
            <text:list-item>
              <text:p text:style-name="P29">Predictable byte-value redistribution </text:p>
            </text:list-item>
            <text:list-item>
              <text:p text:style-name="P29">Less uniform distribution compared to robust encryption methods </text:p>
            </text:list-item>
            <text:list-item>
              <text:p text:style-name="P8">Visible correlation structures in 1-3 iterations </text:p>
            </text:list-item>
          </text:list>
        </text:list-item>
      </text:list>
      <text:h text:style-name="Heading_20_5" text:outline-level="5">Advanced Encryption Standard (AES) Performance</text:h>
      <text:p text:style-name="Text_20_body">AES implementations displayed markedly different characteristics:</text:p>
      <text:list xml:id="list7864262206331914398" text:style-name="L9">
        <text:list-item>
          <text:p text:style-name="P30">AES-CBC Mode: </text:p>
          <text:list>
            <text:list-item>
              <text:p text:style-name="P30">Maintained statistical randomness across iterations </text:p>
            </text:list-item>
            <text:list-item>
              <text:p text:style-name="P30">Minimal detectable correlation patterns </text:p>
            </text:list-item>
            <text:list-item>
              <text:p text:style-name="P30">Consistent byte-level distribution preservation </text:p>
            </text:list-item>
            <text:list-item>
              <text:p text:style-name="P30">Robust resistance to CA-based pattern extraction </text:p>
            </text:list-item>
          </text:list>
        </text:list-item>
        <text:list-item>
          <text:p text:style-name="P30">AES-CTR Mode: </text:p>
          <text:list>
            <text:list-item>
              <text:p text:style-name="P30">Exhibited similar resilience to structural decomposition </text:p>
            </text:list-item>
            <text:list-item>
              <text:p text:style-name="P30">Uniform entropy maintenance </text:p>
            </text:list-item>
            <text:list-item>
              <text:p text:style-name="P30">Negligible inter-byte correlation detection </text:p>
            </text:list-item>
          </text:list>
        </text:list-item>
        <text:list-item>
          <text:p text:style-name="P30">AES-ECB Mode: </text:p>
          <text:list>
            <text:list-item>
              <text:p text:style-name="P30">Subtle but detectable structural vulnerabilities </text:p>
            </text:list-item>
            <text:list-item>
              <text:p text:style-name="P30">Partial pattern emergence in extended iterations </text:p>
            </text:list-item>
            <text:list-item>
              <text:p text:style-name="P9">Partial entropy reduction observable in advanced iteration stages </text:p>
            </text:list-item>
          </text:list>
        </text:list-item>
      </text:list>
      <text:h text:style-name="Heading_20_3" text:outline-level="3"><text:soft-page-break/>3.2 Cellular Automata Rule Sensitivity Analysis</text:h>
      <text:h text:style-name="Heading_20_4" text:outline-level="4">3.2.1 Rule-Specific Pattern Detection Capabilities</text:h>
      <text:p text:style-name="Text_20_body">Our investigation systematically evaluated four primary CA rules (30, 82, 110, 150) to assess their differential capabilities in encryption vulnerability detection.</text:p>
      <text:h text:style-name="Heading_20_5" text:outline-level="5">Rule 30 Characteristics</text:h>
      <text:list xml:id="list5736664549313806233" text:style-name="L10">
        <text:list-item>
          <text:p text:style-name="P31">Optimal for initial pattern detection </text:p>
        </text:list-item>
        <text:list-item>
          <text:p text:style-name="P31">Particularly effective with XOR and Caesar cipher encryption </text:p>
        </text:list-item>
        <text:list-item>
          <text:p text:style-name="P31">Rapid pattern convergence </text:p>
        </text:list-item>
        <text:list-item>
          <text:p text:style-name="P10">Limited sensitivity in advanced encryption methods </text:p>
        </text:list-item>
      </text:list>
      <text:h text:style-name="Heading_20_5" text:outline-level="5">Rule 82 Characteristics</text:h>
      <text:list xml:id="list874370907237350217" text:style-name="L11">
        <text:list-item>
          <text:p text:style-name="P32">Moderate pattern detection capabilities </text:p>
        </text:list-item>
        <text:list-item>
          <text:p text:style-name="P32">Balanced performance across encryption complexity spectrums </text:p>
        </text:list-item>
        <text:list-item>
          <text:p text:style-name="P32">Gradual pattern emergence </text:p>
        </text:list-item>
        <text:list-item>
          <text:p text:style-name="P11">Effective for identifying subtle structural anomalies </text:p>
        </text:list-item>
      </text:list>
      <text:h text:style-name="Heading_20_5" text:outline-level="5">Rule 110 Characteristics</text:h>
      <text:list xml:id="list1337711477227032061" text:style-name="L12">
        <text:list-item>
          <text:p text:style-name="P33">Complex pattern recognition </text:p>
        </text:list-item>
        <text:list-item>
          <text:p text:style-name="P33">Enhanced sensitivity to intermediate encryption implementations </text:p>
        </text:list-item>
        <text:list-item>
          <text:p text:style-name="P33">Nuanced pattern extraction </text:p>
        </text:list-item>
        <text:list-item>
          <text:p text:style-name="P12">Demonstrated robustness across multiple encryption scenarios </text:p>
        </text:list-item>
      </text:list>
      <text:h text:style-name="Heading_20_5" text:outline-level="5">Rule 150 Characteristics</text:h>
      <text:list xml:id="list5823738198604346690" text:style-name="L13">
        <text:list-item>
          <text:p text:style-name="P34">Exceptional sensitivity to structural vulnerabilities </text:p>
        </text:list-item>
        <text:list-item>
          <text:p text:style-name="P34">Most sophisticated pattern detection methodology </text:p>
        </text:list-item>
        <text:list-item>
          <text:p text:style-name="P34">Capable of revealing deeply embedded encryption weaknesses </text:p>
        </text:list-item>
        <text:list-item>
          <text:p text:style-name="P13">Optimal performance in iterations 5-10 </text:p>
        </text:list-item>
      </text:list>
      <text:h text:style-name="Heading_20_3" text:outline-level="3">3.3 Visualization and Statistical Insights</text:h>
      <text:h text:style-name="Heading_20_4" text:outline-level="4">3.3.1 Correlation Plot Analysis</text:h>
      <text:p text:style-name="Text_20_body">Correlation plots (Images 3 and 6) revealed distinctive encryption signatures:</text:p>
      <text:list xml:id="list8918975784610246659" text:style-name="L14">
        <text:list-item>
          <text:p text:style-name="P35">Weak Encryption Signatures: </text:p>
          <text:list>
            <text:list-item>
              <text:p text:style-name="P35">Caesar Cipher: Pronounced linear correlation patterns </text:p>
            </text:list-item>
            <text:list-item>
              <text:p text:style-name="P35">XOR Encryption: Predictable correlation clustering </text:p>
            </text:list-item>
            <text:list-item>
              <text:p text:style-name="P35">Rapid convergence to identifiable patterns </text:p>
            </text:list-item>
          </text:list>
        </text:list-item>
        <text:list-item>
          <text:p text:style-name="P35">Advanced Encryption Signatures: </text:p>
          <text:list>
            <text:list-item>
              <text:p text:style-name="P35">AES-CBC: Minimal correlation detection </text:p>
            </text:list-item>
            <text:list-item>
              <text:p text:style-name="P35">AES-CTR: Uniform correlation distribution </text:p>
            </text:list-item>
            <text:list-item>
              <text:p text:style-name="P14">AES-ECB: Subtle correlation artifacts </text:p>
            </text:list-item>
          </text:list>
        </text:list-item>
      </text:list>
      <text:h text:style-name="Heading_20_4" text:outline-level="4">3.3.2 Heatmap Visualization</text:h>
      <text:p text:style-name="Text_20_body">Heatmap representations (Image 7) provided spatial distribution insights:</text:p>
      <text:list xml:id="list8405393580287943096" text:style-name="L15">
        <text:list-item>
          <text:p text:style-name="P36"><text:soft-page-break/>Weak Encryption Heatmaps: </text:p>
          <text:list>
            <text:list-item>
              <text:p text:style-name="P36">Distinct pattern stratification </text:p>
            </text:list-item>
            <text:list-item>
              <text:p text:style-name="P36">Visible structural regularities </text:p>
            </text:list-item>
            <text:list-item>
              <text:p text:style-name="P36">Quick pattern convergence </text:p>
            </text:list-item>
            <text:list-item>
              <text:p text:style-name="P36">Recognizable spatial clustering </text:p>
            </text:list-item>
          </text:list>
        </text:list-item>
        <text:list-item>
          <text:p text:style-name="P36">Strong Encryption Heatmaps: </text:p>
          <text:list>
            <text:list-item>
              <text:p text:style-name="P36">Uniform noise-like distributions </text:p>
            </text:list-item>
            <text:list-item>
              <text:p text:style-name="P36">Resistance to spatial pattern extraction </text:p>
            </text:list-item>
            <text:list-item>
              <text:p text:style-name="P15">Maintained randomness across iterations </text:p>
            </text:list-item>
          </text:list>
        </text:list-item>
      </text:list>
      <text:h text:style-name="Heading_20_4" text:outline-level="4">3.3.3 Histogram Distribution Analysis</text:h>
      <text:p text:style-name="Text_20_body">Histogram analyses demonstrated critical entropy and distribution characteristics:</text:p>
      <text:list xml:id="list1568194428278126440" text:style-name="L16">
        <text:list-item>
          <text:p text:style-name="P37">Weak Encryption Histograms: </text:p>
          <text:list>
            <text:list-item>
              <text:p text:style-name="P37">Non-uniform byte value distributions </text:p>
            </text:list-item>
            <text:list-item>
              <text:p text:style-name="P37">Rapid concentration of value ranges </text:p>
            </text:list-item>
            <text:list-item>
              <text:p text:style-name="P37">Predictable statistical transformations </text:p>
            </text:list-item>
          </text:list>
        </text:list-item>
        <text:list-item>
          <text:p text:style-name="P37">Strong Encryption Histograms: </text:p>
          <text:list>
            <text:list-item>
              <text:p text:style-name="P37">Consistent uniform distributions </text:p>
            </text:list-item>
            <text:list-item>
              <text:p text:style-name="P37">Maintained statistical entropy </text:p>
            </text:list-item>
            <text:list-item>
              <text:p text:style-name="P16">Resistance to computational decomposition </text:p>
            </text:list-item>
          </text:list>
        </text:list-item>
      </text:list>
      <text:h text:style-name="Heading_20_3" text:outline-level="3">3.4 Theoretical and Practical Implications</text:h>
      <text:p text:style-name="Text_20_body">Our findings substantiate the potential of cellular automata as a non-invasive cryptographic assessment methodology. The research demonstrates that:</text:p>
      <text:list xml:id="list889166207083192589" text:style-name="L17">
        <text:list-item>
          <text:p text:style-name="P38">Encryption implementations possess unique computational signatures </text:p>
        </text:list-item>
        <text:list-item>
          <text:p text:style-name="P38">Cellular automata can effectively distinguish encryption quality </text:p>
        </text:list-item>
        <text:list-item>
          <text:p text:style-name="P38">Non-decryptive analysis provides meaningful cryptographic insights </text:p>
        </text:list-item>
        <text:list-item>
          <text:p text:style-name="P17">Different CA rules offer complementary pattern detection capabilities </text:p>
        </text:list-item>
      </text:list>
      <text:p text:style-name="Text_20_body">The proposed Cellular Automata CryptAnalysis (CACA) methodology represents a significant advancement in computational cryptographic assessment, offering a novel, ethically constrained approach to understanding encryption implementations.</text:p>
      <text:h text:style-name="Heading_20_2" text:outline-level="2">4. Theoretical Implications</text:h>
      <text:p text:style-name="Text_20_body">The CACA methodology validates several critical hypotheses:</text:p>
      <text:list xml:id="list4639140787341071632" text:style-name="L18">
        <text:list-item>
          <text:p text:style-name="P39">Cellular automata can effectively characterize encryption quality </text:p>
        </text:list-item>
        <text:list-item>
          <text:p text:style-name="P39">Non-invasive techniques can provide meaningful cryptographic insights </text:p>
        </text:list-item>
        <text:list-item>
          <text:p text:style-name="P18">Encryption implementations possess unique computational "fingerprints" </text:p>
        </text:list-item>
      </text:list>
      <text:h text:style-name="Heading_20_2" text:outline-level="2">5. Limitations and Future Research Directions</text:h>
      <text:h text:style-name="Heading_20_3" text:outline-level="3">5.1 Current Limitations</text:h>
      <text:list xml:id="list7462659336074297991" text:style-name="L19">
        <text:list-item>
          <text:p text:style-name="P40">Limited to non-decryptive analysis </text:p>
        </text:list-item>
        <text:list-item>
          <text:p text:style-name="P40">Dependency on specific CA rule selection </text:p>
        </text:list-item>
        <text:list-item>
          <text:p text:style-name="P19">Potential computational overhead with large datasets </text:p>
        </text:list-item>
      </text:list>
      <text:h text:style-name="Heading_20_3" text:outline-level="3"><text:soft-page-break/>5.2 Proposed Future Work</text:h>
      <text:list xml:id="list6373013360020581857" text:style-name="L20">
        <text:list-item>
          <text:p text:style-name="P41">Develop automated pattern recognition algorithms </text:p>
        </text:list-item>
        <text:list-item>
          <text:p text:style-name="P41">Integrate NIST Statistical Test Suite for comprehensive validation </text:p>
        </text:list-item>
        <text:list-item>
          <text:p text:style-name="P41">Explore additional CA rules and hybrid approaches </text:p>
        </text:list-item>
        <text:list-item>
          <text:p text:style-name="P20">Develop real-world dataset testing frameworks </text:p>
        </text:list-item>
      </text:list>
      <text:h text:style-name="Heading_20_2" text:outline-level="2"/>
      <text:h text:style-name="Heading_20_2" text:outline-level="2"/>
      <text:h text:style-name="Heading_20_2" text:outline-level="2">6. Conclusion</text:h>
      <text:p text:style-name="Text_20_body">Cellular Automata CryptAnalysis represents a promising frontier in non-invasive cryptographic assessment. By leveraging cellular automata's unique computational properties, we demonstrate a methodology capable of distinguishing encryption implementations' structural integrity with unprecedented granularity.</text:p>
      <text:p text:style-name="Text_20_body">The research underscores the potential of interdisciplinary approaches in cybersecurity, bridging computational complexity theory, cryptography, and adaptive computational models.</text:p>
      <text:h text:style-name="Heading_20_2" text:outline-level="2">Acknowledgements</text:h>
      <text:p text:style-name="Text_20_body">[Acknowledgement details]</text:p>
      <text:h text:style-name="Heading_20_2" text:outline-level="2">References</text:h>
      <text:p text:style-name="Text_20_body">[Comprehensive academic references would be included here]</text:p>
      <text:h text:style-name="Heading_20_2" text:outline-level="2">Appendices</text:h>
      <text:p text:style-name="Text_20_body">[Detailed statistical tables, supplementary visualizations]</text:p>
      <text:p text:style-name="P21">Version 5 of 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30S</meta:editing-duration>
    <meta:editing-cycles>4</meta:editing-cycles>
    <meta:generator>OpenOffice/4.1.15$Win32 OpenOffice.org_project/4115m2$Build-9813</meta:generator>
    <dc:date>2025-03-16T13:57:53.07</dc:date>
    <dc:creator>Tom ryomodular.com</dc:creator>
    <meta:document-statistic meta:table-count="0" meta:image-count="0" meta:object-count="0" meta:page-count="6" meta:paragraph-count="174" meta:word-count="1176" meta:character-count="9632"/>
    <meta:user-defined meta:name="Info 1"/>
    <meta:user-defined meta:name="Info 2"/>
    <meta:user-defined meta:name="Info 3"/>
    <meta:user-defined meta:name="Info 4"/>
  </office:meta>
</office:document-meta>
</file>